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10000021C4DB979ED854DEECD.png" manifest:media-type="image/png"/>
  <manifest:file-entry manifest:full-path="Pictures/10000000000000E1000000E001162624F2D03D4A.jpg" manifest:media-type="image/jpeg"/>
  <manifest:file-entry manifest:full-path="Pictures/100002010000017F00000163CAADC27E124C6187.png" manifest:media-type="image/png"/>
  <manifest:file-entry manifest:full-path="Pictures/100002010000011E000000D15CA683B1F67E38E5.png" manifest:media-type="image/png"/>
  <manifest:file-entry manifest:full-path="Pictures/10000000000000F7000000CCC26FA54E43B4EA8C.jpg" manifest:media-type="image/jpeg"/>
  <manifest:file-entry manifest:full-path="Pictures/1000000000000103000000C2E69D85411D28241B.jpg" manifest:media-type="image/jpeg"/>
  <manifest:file-entry manifest:full-path="Pictures/10000000000000E3000000DE1A3D992F76DC20B3.jpg" manifest:media-type="image/jpeg"/>
  <manifest:file-entry manifest:full-path="Pictures/10000000000000CB000000F89421213E514C607E.jpg" manifest:media-type="image/jpeg"/>
  <manifest:file-entry manifest:full-path="Pictures/1000000000000127000000AB5F459930BF5F5AC1.jpg" manifest:media-type="image/jpeg"/>
  <manifest:file-entry manifest:full-path="Pictures/10000000000000E1000000E1B9516E10DD979AF6.jpg" manifest:media-type="image/jpeg"/>
  <manifest:file-entry manifest:full-path="Pictures/10000000000000F3000000D0BDB1471670D41F9C.jpg" manifest:media-type="image/jpeg"/>
  <manifest:file-entry manifest:full-path="Pictures/1000020100000172000000D1EAA2558295494D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o" svg:font-family="'Tlwg Typo'" style:font-pitch="fixed"/>
    <style:font-face style:name="FreeMono" svg:font-family="FreeMono" style:font-family-generic="modern" style:font-pitch="fixed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ine_20_with_20_Fine_20_Dots" svg:stroke-width="0.318cm" svg:stroke-color="#0a2219" draw:marker-start-width="0.67cm" draw:marker-end-width="0.67cm" draw:fill="none" draw:fill-color="#729fcf" draw:textarea-vertical-align="middle" fo:padding-top="0.277cm" fo:padding-bottom="0.277cm" fo:padding-left="0.402cm" fo:padding-right="0.402cm" draw:shadow="hidden" draw:shadow-color="#0a1310"/>
    </style:style>
    <style:style style:name="gr2" style:family="graphic" style:parent-style-name="objectwithoutfill">
      <style:graphic-properties draw:stroke="dash" draw:stroke-dash="Ultrafine_20_Dashed" svg:stroke-width="0.318cm" svg:stroke-color="#185f45" draw:marker-start-width="0.675cm" draw:marker-end-width="0.675cm" svg:stroke-opacity="100%" draw:fill="solid" draw:fill-color="#729fcf" draw:opacity="100%" draw:textarea-vertical-align="middle" fo:padding-top="0.282cm" fo:padding-bottom="0.282cm" fo:padding-left="0.407cm" fo:padding-right="0.407cm" draw:shadow="visible" draw:shadow-offset-x="0.071cm" draw:shadow-offset-y="0cm"/>
    </style:style>
    <style:style style:name="gr3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4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5" style:family="graphic" style:parent-style-name="objectwithoutfill">
      <style:graphic-properties draw:stroke="solid" draw:stroke-dash="Fine_20_Dashed" svg:stroke-width="0.159cm" svg:stroke-color="#185f45" draw:marker-start-width="0.436cm" draw:marker-end-width="0.436cm" svg:stroke-opacity="100%" draw:fill="solid" draw:fill-color="#729fcf" draw:opacity="100%" draw:textarea-vertical-align="middle" fo:padding-top="0.202cm" fo:padding-bottom="0.202cm" fo:padding-left="0.327cm" fo:padding-right="0.327cm" draw:shadow="visible" draw:shadow-offset-x="0.071cm" draw:shadow-offset-y="0cm"/>
    </style:style>
    <style:style style:name="gr6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7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8" style:family="graphic" style:parent-style-name="standard">
      <style:graphic-properties draw:stroke="solid" draw:stroke-dash="Ultrafine_20_Dashed" svg:stroke-width="0.053cm" svg:stroke-color="#185f45" draw:marker-start-width="0.279cm" draw:marker-end-width="0.279cm" draw:fill-color="#0c5745" draw:textarea-vertical-align="middle" draw:auto-grow-height="false" fo:min-height="0.325cm" fo:min-width="0.156cm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0a1310" draw:marker-start-width="0.321cm" draw:marker-end-width="0.321cm" draw:fill-color="#0a1310" draw:textarea-vertical-align="middle" draw:auto-grow-height="false" fo:min-height="0.086cm" fo:min-width="0.001cm" fo:padding-top="0.165cm" fo:padding-bottom="0.165cm" fo:padding-left="0.29cm" fo:padding-right="0.29cm"/>
    </style:style>
    <style:style style:name="gr10" style:family="graphic" style:parent-style-name="standard">
      <style:graphic-properties draw:fill-color="#000000" draw:opacity="100%" draw:textarea-horizontal-align="justify" draw:textarea-vertical-align="middle" draw:auto-grow-height="false" fo:min-height="21.245cm" fo:min-width="30.488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.528cm" fo:min-width="20.074cm"/>
    </style:style>
    <style:style style:name="gr12" style:family="graphic" style:parent-style-name="objectwithoutfill">
      <style:graphic-properties draw:stroke="solid" draw:stroke-dash="Ultrafine_20_Dashed" svg:stroke-width="0.988cm" svg:stroke-color="#21409a" draw:marker-start-width="0.67cm" draw:marker-end-width="0.67cm" draw:fill="none" draw:fill-color="#729fcf" draw:textarea-vertical-align="middle" fo:padding-top="0.604cm" fo:padding-bottom="0.604cm" fo:padding-left="0.729cm" fo:padding-right="0.729cm" draw:shadow="hidden" draw:shadow-color="#0a1310"/>
    </style:style>
    <style:style style:name="gr13" style:family="graphic" style:parent-style-name="objectwithoutfill">
      <style:graphic-properties draw:stroke="solid" draw:stroke-dash="Ultrafine_20_Dashed" svg:stroke-width="0.988cm" svg:stroke-color="#ffffff" draw:marker-start-width="0.563cm" draw:marker-end-width="0.563cm" svg:stroke-opacity="100%" draw:fill="none" draw:fill-color="#729fcf" draw:textarea-vertical-align="middle" fo:padding-top="0.603cm" fo:padding-bottom="0.603cm" fo:padding-left="0.728cm" fo:padding-right="0.728cm" draw:shadow="hidden" draw:shadow-color="#0a1310"/>
    </style:style>
    <style:style style:name="gr14" style:family="graphic" style:parent-style-name="objectwithoutfill">
      <style:graphic-properties draw:stroke="solid" draw:stroke-dash="Ultrafine_20_Dashed" svg:stroke-width="0.988cm" svg:stroke-color="#21409a" draw:marker-start-width="0.615cm" draw:marker-end-width="0.615cm" svg:stroke-opacity="100%" draw:fill="none" draw:fill-color="#729fcf" draw:textarea-vertical-align="middle" fo:padding-top="0.603cm" fo:padding-bottom="0.603cm" fo:padding-left="0.728cm" fo:padding-right="0.728cm" draw:shadow="hidden" draw:shadow-color="#0a1310"/>
    </style:style>
    <style:style style:name="gr15" style:family="graphic" style:parent-style-name="objectwithoutfill">
      <style:graphic-properties draw:stroke="solid" draw:stroke-dash="Fine_20_Dashed" svg:stroke-width="1.058cm" svg:stroke-color="#ffffff" draw:marker-start-width="1.775cm" draw:marker-end-width="1.775cm" svg:stroke-opacity="100%" draw:fill="none" draw:fill-color="#729fcf" draw:opacity="50%" draw:textarea-vertical-align="middle" fo:padding-top="0.642cm" fo:padding-bottom="0.642cm" fo:padding-left="0.767cm" fo:padding-right="0.767cm" draw:shadow="visible" draw:shadow-offset-x="0.071cm" draw:shadow-offset-y="0cm" draw:shadow-color="#ece1e1"/>
    </style:style>
    <style:style style:name="gr16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17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18" style:family="graphic" style:parent-style-name="standard">
      <style:graphic-properties draw:stroke="solid" draw:stroke-dash="Ultrafine_20_Dashed" svg:stroke-width="0.053cm" svg:stroke-color="#21409a" draw:marker-start-width="0.279cm" draw:marker-end-width="0.279cm" draw:fill="solid" draw:fill-color="#ffffff" draw:textarea-vertical-align="middle" draw:auto-grow-height="false" fo:min-height="0.358cm" fo:min-width="0.21cm" fo:padding-top="0.151cm" fo:padding-bottom="0.151cm" fo:padding-left="0.276cm" fo:padding-right="0.276cm"/>
    </style:style>
    <style:style style:name="gr19" style:family="graphic" style:parent-style-name="standard">
      <style:graphic-properties draw:stroke="solid" draw:stroke-dash="Ultrafine_20_Dashed" svg:stroke-width="0.053cm" svg:stroke-color="#ffffff" draw:marker-start-width="0.279cm" draw:marker-end-width="0.279cm" draw:fill="solid" draw:fill-color="#21409a" draw:textarea-vertical-align="middle" draw:auto-grow-height="false" fo:min-height="0.325cm" fo:min-width="0.156cm" fo:padding-top="0.151cm" fo:padding-bottom="0.151cm" fo:padding-left="0.276cm" fo:padding-right="0.276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5.338cm" fo:min-width="12.454cm"/>
    </style:style>
    <style:style style:name="gr21" style:family="graphic" style:parent-style-name="objectwithoutfill">
      <style:graphic-properties draw:stroke="dash" draw:stroke-dash="Ultrafine_20_Dashed" svg:stroke-width="0.318cm" svg:stroke-color="#ffffff" draw:marker-start-width="0.675cm" draw:marker-end-width="0.675cm" svg:stroke-opacity="100%" draw:fill="none" draw:fill-color="#729fcf" draw:opacity="100%" draw:textarea-vertical-align="middle" fo:padding-top="0.282cm" fo:padding-bottom="0.282cm" fo:padding-left="0.407cm" fo:padding-right="0.407cm" draw:shadow="visible" draw:shadow-offset-x="0.071cm" draw:shadow-offset-y="0cm" draw:shadow-color="#0066b3"/>
    </style:style>
    <style:style style:name="gr22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23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7%" draw:contrast="27%" draw:gamma="100%" draw:red="0%" draw:green="0%" draw:blue="23%" fo:clip="rect(0cm, 0cm, 1.434cm, 0cm)" draw:image-opacity="100%" style:mirror="none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1.035cm" fo:min-width="6.62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10%" draw:contrast="14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shadow="visible" draw:shadow-offset-x="0.035cm" draw:shadow-offset-y="0cm" draw:shadow-color="#21409a" draw:shadow-opacity="66%" draw:color-mode="standard" draw:luminance="4%" draw:contrast="52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dash" draw:stroke-dash="_32__20_Dots_20_1_20_Dash" svg:stroke-opacity="60%" draw:opacity="27%" draw:textarea-horizontal-align="justify" draw:textarea-vertical-align="middle" draw:auto-grow-height="false" fo:min-height="1.995cm" fo:min-width="3.632cm"/>
    </style:style>
    <style:style style:name="gr30" style:family="graphic" style:parent-style-name="Object_20_with_20_no_20_fill_20_and_20_no_20_line">
      <style:graphic-properties draw:stroke="none" draw:fill="none" draw:opacity="100%" draw:textarea-vertical-align="middle" draw:color-mode="standard" draw:luminance="87%" draw:contrast="100%" draw:gamma="100%" draw:red="0%" draw:green="0%" draw:blue="0%" fo:clip="rect(0cm, 0cm, 1.372cm, 0cm)" draw:image-opacity="100%" style:mirror="none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1.161cm" fo:min-width="9.096cm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1.528cm" fo:min-width="9.787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3%" draw:contrast="34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 fo:min-height="1.95cm" fo:min-width="10.491cm"/>
    </style:style>
    <style:style style:name="gr35" style:family="graphic" style:parent-style-name="objectwithoutfill">
      <style:graphic-properties draw:stroke="solid" draw:stroke-dash="Line_20_with_20_Fine_20_Dots" svg:stroke-width="0.318cm" svg:stroke-color="#21409a" draw:marker-start-width="0.67cm" draw:marker-end-width="0.67cm" draw:fill="none" draw:fill-color="#729fcf" draw:textarea-vertical-align="middle" fo:padding-top="0.277cm" fo:padding-bottom="0.277cm" fo:padding-left="0.402cm" fo:padding-right="0.402cm" draw:shadow="hidden" draw:shadow-color="#0a1310"/>
    </style:style>
    <style:style style:name="gr36" style:family="graphic" style:parent-style-name="objectwithoutfill">
      <style:graphic-properties draw:stroke="solid" draw:stroke-dash="Line_20_with_20_Fine_20_Dots" svg:stroke-width="0.247cm" svg:stroke-color="#000000" draw:marker-start-width="0.563cm" draw:marker-end-width="0.563cm" svg:stroke-opacity="100%" draw:fill="none" draw:fill-color="#729fcf" draw:textarea-vertical-align="middle" fo:padding-top="0.241cm" fo:padding-bottom="0.241cm" fo:padding-left="0.366cm" fo:padding-right="0.366cm" draw:shadow="hidden" draw:shadow-color="#0a1310"/>
    </style:style>
    <style:style style:name="gr37" style:family="graphic" style:parent-style-name="objectwithoutfill">
      <style:graphic-properties draw:stroke="solid" draw:stroke-dash="Line_20_with_20_Fine_20_Dots" svg:stroke-width="0.282cm" svg:stroke-color="#21409a" draw:marker-start-width="0.615cm" draw:marker-end-width="0.615cm" svg:stroke-opacity="100%" draw:fill="none" draw:fill-color="#729fcf" draw:textarea-vertical-align="middle" fo:padding-top="0.258cm" fo:padding-bottom="0.258cm" fo:padding-left="0.383cm" fo:padding-right="0.383cm" draw:shadow="hidden" draw:shadow-color="#0a1310"/>
    </style:style>
    <style:style style:name="gr38" style:family="graphic" style:parent-style-name="objectwithoutfill">
      <style:graphic-properties draw:stroke="solid" draw:stroke-dash="Fine_20_Dashed" svg:stroke-width="0.212cm" svg:stroke-color="#000000" draw:marker-start-width="0.515cm" draw:marker-end-width="0.515cm" svg:stroke-opacity="100%" draw:fill="none" draw:fill-color="#729fcf" draw:opacity="50%" draw:textarea-vertical-align="middle" fo:padding-top="0.228cm" fo:padding-bottom="0.228cm" fo:padding-left="0.353cm" fo:padding-right="0.353cm" draw:shadow="visible" draw:shadow-offset-x="0.071cm" draw:shadow-offset-y="0cm" draw:shadow-color="#ece1e1"/>
    </style:style>
    <style:style style:name="gr39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333cm" fo:min-width="5.045cm"/>
    </style:style>
    <style:style style:name="gr40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333cm" fo:min-width="5.047cm"/>
    </style:style>
    <style:style style:name="gr41" style:family="graphic" style:parent-style-name="standard">
      <style:graphic-properties draw:stroke="solid" draw:stroke-dash="Ultrafine_20_Dashed" svg:stroke-width="0.053cm" svg:stroke-color="#21409a" draw:marker-start-width="0.279cm" draw:marker-end-width="0.279cm" draw:fill="solid" draw:fill-color="#000000" draw:textarea-vertical-align="middle" draw:auto-grow-height="false" fo:min-height="0.369cm" fo:min-width="0.114cm" fo:padding-top="0.151cm" fo:padding-bottom="0.151cm" fo:padding-left="0.276cm" fo:padding-right="0.276cm"/>
    </style:style>
    <style:style style:name="gr42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21409a" draw:textarea-vertical-align="middle" draw:auto-grow-height="false" fo:min-height="0.335cm" fo:min-width="0.065cm" fo:padding-top="0.151cm" fo:padding-bottom="0.151cm" fo:padding-left="0.276cm" fo:padding-right="0.276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42%" draw:gamma="100%" draw:red="-19%" draw:green="0%" draw:blue="5%" fo:clip="rect(0cm, 2.344cm, 0cm, 2.38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28%" draw:gamma="100%" draw:red="0%" draw:green="0%" draw:blue="0%" fo:clip="rect(0cm, 0cm, 0cm, 0cm)" draw:image-opacity="75%" style:mirror="none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8cm, 1.047cm, 0.302cm, 0.904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28%" draw:gamma="100%" draw:red="0%" draw:green="0%" draw:blue="0%" fo:clip="rect(0cm, 0cm, 3.966cm, 0cm)" draw:image-opacity="75%" style:mirror="none"/>
    </style:style>
    <style:style style:name="gr47" style:family="graphic" style:parent-style-name="Object_20_with_20_no_20_fill_20_and_20_no_20_line">
      <style:graphic-properties draw:stroke="none" draw:fill="none" draw:opacity="100%" draw:textarea-vertical-align="middle" draw:color-mode="standard" draw:luminance="87%" draw:contrast="100%" draw:gamma="100%" draw:red="0%" draw:green="0%" draw:blue="0%" fo:clip="rect(0cm, 0cm, 1.319cm, 0cm)" draw:image-opacity="100%" style:mirror="none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95cm" fo:min-width="10.194cm"/>
    </style:style>
    <style:style style:name="gr49" style:family="graphic" style:parent-style-name="Object_20_with_20_no_20_fill_20_and_20_no_20_line">
      <style:graphic-properties draw:stroke="none" draw:fill="none" draw:opacity="100%" draw:textarea-vertical-align="middle" draw:color-mode="standard" draw:luminance="40%" draw:contrast="98%" draw:gamma="100%" draw:red="0%" draw:green="0%" draw:blue="0%" fo:clip="rect(0cm, 0cm, 1.319cm, 0cm)" draw:image-opacity="100%" style:mirror="none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1.95cm" fo:min-width="8.006cm"/>
    </style:style>
    <style:style style:name="gr51" style:family="graphic" style:parent-style-name="standard">
      <style:graphic-properties draw:stroke="none" draw:fill="none" draw:textarea-horizontal-align="justify" draw:textarea-vertical-align="middle" draw:auto-grow-height="false" fo:min-height="1.783cm" fo:min-width="9.656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28%" draw:gamma="100%" draw:red="0%" draw:green="0%" draw:blue="0%" fo:clip="rect(0cm, 0cm, 3.966cm, 0cm)" draw:image-opacity="75%" style:mirror="horizontal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7%" draw:contrast="27%" draw:gamma="100%" draw:red="0%" draw:green="0%" draw:blue="23%" fo:clip="rect(0cm, 0cm, 1.395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-72%" draw:contrast="89%" draw:gamma="100%" draw:red="25%" draw:green="0%" draw:blue="41%" fo:clip="rect(0cm, 1.814cm, 2.02cm, 1.059cm)" draw:image-opacity="56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63%" draw:contrast="35%" draw:gamma="100%" draw:red="0%" draw:green="0%" draw:blue="23%" fo:clip="rect(0cm, 1.814cm, 2.02cm, 1.059cm)" draw:image-opacity="36%" style:mirror="none"/>
    </style:style>
    <style:style style:name="gr56" style:family="graphic" style:parent-style-name="standard">
      <style:graphic-properties draw:fill="gradient" draw:fill-color="#000000" draw:fill-gradient-name="Gradient_20_205" draw:opacity="100%" draw:textarea-horizontal-align="justify" draw:textarea-vertical-align="middle" draw:auto-grow-height="false" fo:min-height="16.133cm" fo:min-width="15.534cm"/>
    </style:style>
    <style:style style:name="gr57" style:family="graphic" style:parent-style-name="objectwithoutfill">
      <style:graphic-properties draw:stroke="solid" draw:stroke-dash="Line_20_with_20_Fine_20_Dots" svg:stroke-width="0.247cm" svg:stroke-color="#ffffff" draw:marker-start-width="0.563cm" draw:marker-end-width="0.563cm" svg:stroke-opacity="100%" draw:fill="none" draw:fill-color="#729fcf" draw:textarea-vertical-align="middle" fo:padding-top="0.241cm" fo:padding-bottom="0.241cm" fo:padding-left="0.366cm" fo:padding-right="0.366cm" draw:shadow="hidden" draw:shadow-color="#0a1310"/>
    </style:style>
    <style:style style:name="gr58" style:family="graphic" style:parent-style-name="objectwithoutfill">
      <style:graphic-properties draw:stroke="solid" draw:stroke-dash="Fine_20_Dashed" svg:stroke-width="0.212cm" svg:stroke-color="#ffffff" draw:marker-start-width="0.515cm" draw:marker-end-width="0.515cm" svg:stroke-opacity="100%" draw:fill="none" draw:fill-color="#729fcf" draw:opacity="50%" draw:textarea-vertical-align="middle" fo:padding-top="0.228cm" fo:padding-bottom="0.228cm" fo:padding-left="0.353cm" fo:padding-right="0.353cm" draw:shadow="visible" draw:shadow-offset-x="0.071cm" draw:shadow-offset-y="0cm" draw:shadow-color="#ece1e1"/>
    </style:style>
    <style:style style:name="gr59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60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61" style:family="graphic" style:parent-style-name="standard" style:list-style-name="L1">
      <style:graphic-properties draw:stroke="none" draw:fill="gradient" draw:fill-color="#729fcf" draw:fill-gradient-name="Gradient_20_239" draw:opacity="50%" draw:textarea-horizontal-align="justify" draw:textarea-vertical-align="middle" draw:auto-grow-height="false" fo:min-height="1.855cm" fo:min-width="7.174cm"/>
    </style:style>
    <style:style style:name="gr62" style:family="graphic" style:parent-style-name="standard" style:list-style-name="L1">
      <style:graphic-properties draw:stroke="none" draw:fill="none" draw:fill-color="#729fcf" draw:opacity="50%" draw:textarea-horizontal-align="justify" draw:textarea-vertical-align="middle" draw:auto-grow-height="false" fo:min-height="2.544cm" fo:min-width="11.743cm"/>
    </style:style>
    <style:style style:name="gr63" style:family="graphic" style:parent-style-name="objectwithoutfill">
      <style:graphic-properties draw:stroke="solid" draw:stroke-dash="Ultrafine_20_Dashed" svg:stroke-width="2.646cm" svg:stroke-color="#21409a" draw:marker-start-width="0.67cm" draw:marker-end-width="0.67cm" draw:fill="none" draw:fill-color="#729fcf" draw:textarea-vertical-align="middle" fo:padding-top="1.406cm" fo:padding-bottom="1.406cm" fo:padding-left="1.531cm" fo:padding-right="1.531cm" draw:shadow="hidden" draw:shadow-color="#0a1310"/>
    </style:style>
    <style:style style:name="gr64" style:family="graphic" style:parent-style-name="objectwithoutfill">
      <style:graphic-properties draw:stroke="solid" draw:stroke-dash="Ultrafine_20_Dashed" svg:stroke-width="2.646cm" svg:stroke-color="#ffffff" draw:marker-start-width="0.563cm" draw:marker-end-width="0.563cm" svg:stroke-opacity="100%" draw:fill="none" draw:fill-color="#729fcf" draw:textarea-vertical-align="middle" fo:padding-top="1.405cm" fo:padding-bottom="1.405cm" fo:padding-left="1.53cm" fo:padding-right="1.53cm" draw:shadow="hidden" draw:shadow-color="#0a1310"/>
    </style:style>
    <style:style style:name="gr65" style:family="graphic" style:parent-style-name="objectwithoutfill">
      <style:graphic-properties draw:stroke="solid" draw:stroke-dash="Ultrafine_20_Dashed" svg:stroke-width="2.646cm" svg:stroke-color="#21409a" draw:marker-start-width="0.615cm" draw:marker-end-width="0.615cm" svg:stroke-opacity="100%" draw:fill="none" draw:fill-color="#729fcf" draw:textarea-vertical-align="middle" fo:padding-top="1.405cm" fo:padding-bottom="1.405cm" fo:padding-left="1.53cm" fo:padding-right="1.53cm" draw:shadow="hidden" draw:shadow-color="#0a1310"/>
    </style:style>
    <style:style style:name="gr66" style:family="graphic" style:parent-style-name="objectwithoutfill">
      <style:graphic-properties draw:stroke="solid" draw:stroke-dash="Fine_20_Dashed" svg:stroke-width="2.646cm" svg:stroke-color="#ffffff" draw:marker-start-width="1.775cm" draw:marker-end-width="1.775cm" svg:stroke-opacity="100%" draw:fill="none" draw:fill-color="#729fcf" draw:opacity="50%" draw:textarea-vertical-align="middle" fo:padding-top="1.409cm" fo:padding-bottom="1.409cm" fo:padding-left="1.534cm" fo:padding-right="1.534cm" draw:shadow="visible" draw:shadow-offset-x="0.071cm" draw:shadow-offset-y="0cm" draw:shadow-color="#ece1e1"/>
    </style:style>
    <style:style style:name="gr67" style:family="graphic" style:parent-style-name="standard">
      <style:graphic-properties draw:stroke="solid" draw:stroke-dash="Ultrafine_20_Dashed" svg:stroke-width="0.176cm" svg:stroke-color="#21409a" draw:marker-start-width="0.22cm" draw:marker-end-width="0.22cm" draw:fill="solid" draw:fill-color="#ffffff" draw:textarea-vertical-align="middle" draw:auto-grow-height="false" fo:min-height="0.954cm" fo:min-width="0.935cm" fo:padding-top="0.184cm" fo:padding-bottom="0.184cm" fo:padding-left="0.309cm" fo:padding-right="0.309cm"/>
    </style:style>
    <style:style style:name="gr68" style:family="graphic" style:parent-style-name="standard">
      <style:graphic-properties draw:stroke="solid" draw:stroke-dash="Ultrafine_20_Dashed" svg:stroke-width="0.159cm" svg:stroke-color="#ffffff" draw:marker-start-width="0cm" draw:marker-end-width="0cm" draw:fill="solid" draw:fill-color="#21409a" draw:textarea-vertical-align="middle" draw:auto-grow-height="false" fo:min-height="0.908cm" fo:min-width="0.848cm" fo:padding-top="0.178cm" fo:padding-bottom="0.178cm" fo:padding-left="0.303cm" fo:padding-right="0.303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729fcf" draw:opacity="10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729fcf"/>
      <style:paragraph-properties fo:text-align="start"/>
      <style:text-properties fo:color="#0a2219" style:font-name="FreeMono" fo:letter-spacing="0.192cm"/>
    </style:style>
    <style:style style:name="P5" style:family="paragraph">
      <loext:graphic-properties draw:fill="none" draw:fill-color="#729fcf"/>
      <style:paragraph-properties fo:text-align="start"/>
      <style:text-properties fo:color="#185f45" style:font-name="FreeMono" fo:letter-spacing="0.192cm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729fcf"/>
      <style:paragraph-properties fo:text-align="start"/>
      <style:text-properties fo:color="#0a2219" style:font-name="FreeMono" fo:font-size="58pt" fo:letter-spacing="0.192cm" fo:font-style="italic" fo:font-weight="bold" style:font-size-asian="58pt" style:font-style-asian="italic" style:font-weight-asian="bold" style:font-size-complex="58pt" style:font-style-complex="italic" style:font-weight-complex="bold"/>
    </style:style>
    <style:style style:name="P7" style:family="paragraph">
      <loext:graphic-properties draw:fill-color="#0c5745"/>
      <style:paragraph-properties fo:text-align="center"/>
    </style:style>
    <style:style style:name="P8" style:family="paragraph">
      <loext:graphic-properties draw:fill-color="#0a131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color="#fff9ae" style:text-line-through-style="none" style:text-line-through-type="none" style:font-name="Karumbi" fo:letter-spacing="0.436cm" fo:font-style="normal" fo:text-shadow="none" style:text-underline-style="wave" style:text-underline-width="auto" style:text-underline-color="font-color" fo:font-weight="normal" style:font-style-asian="normal" style:font-weight-asian="bold" style:font-style-complex="normal" style:font-weight-complex="bold"/>
    </style:style>
    <style:style style:name="P12" style:family="paragraph">
      <loext:graphic-properties draw:fill="none" draw:fill-color="#729fcf" draw:opacity="50%"/>
      <style:paragraph-properties fo:text-align="center"/>
    </style:style>
    <style:style style:name="P13" style:family="paragraph">
      <loext:graphic-properties draw:fill="none" draw:fill-color="#729fcf"/>
      <style:paragraph-properties fo:text-align="start"/>
      <style:text-properties fo:color="#21409a" style:font-name="FreeMono" fo:font-size="58pt" fo:letter-spacing="0.192cm" fo:font-style="italic" fo:font-weight="bold" style:font-size-asian="58pt" style:font-style-asian="italic" style:font-weight-asian="bold" style:font-size-complex="58pt" style:font-style-complex="italic" style:font-weight-complex="bold"/>
    </style:style>
    <style:style style:name="P14" style:family="paragraph">
      <loext:graphic-properties draw:fill="none" draw:fill-color="#729fcf"/>
      <style:paragraph-properties fo:text-align="start"/>
      <style:text-properties fo:color="#ffffff" style:font-name="FreeMono" fo:letter-spacing="0.192cm"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21409a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729fcf" draw:opacity="100%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color="#fff9ae" style:text-line-through-style="none" style:text-line-through-type="none" style:font-name="Karumbi" fo:font-size="16pt" fo:letter-spacing="0.09cm" fo:font-style="normal" fo:text-shadow="none" style:text-underline-style="wave" style:text-underline-width="auto" style:text-underline-color="font-color" fo:font-weight="normal" style:font-size-asian="16pt" style:font-style-asian="normal" style:font-weight-asian="bold" style:font-size-complex="16pt" style:font-style-complex="normal" style:font-weight-complex="bold"/>
    </style:style>
    <style:style style:name="P21" style:family="paragraph">
      <loext:graphic-properties draw:opacity="27%"/>
      <style:paragraph-properties fo:text-align="center"/>
      <style:text-properties fo:color="#413a3a" style:font-name="Tlwg Typo" fo:letter-spacing="normal" fo:font-style="italic" fo:font-weight="normal" style:font-style-asian="italic" style:font-weight-asian="normal" style:font-style-complex="italic" style:font-weight-complex="normal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color="#fff9ae" style:text-line-through-style="none" style:text-line-through-type="none" style:font-name="Karumbi" fo:font-size="18pt" fo:letter-spacing="0.09cm" fo:font-style="normal" fo:text-shadow="none" style:text-underline-style="wave" style:text-underline-width="auto" style:text-underline-color="font-color" fo:font-weight="normal" style:font-size-asian="18pt" style:font-style-asian="normal" style:font-weight-asian="bold" style:font-size-complex="18pt" style:font-style-complex="normal" style:font-weight-complex="bold"/>
    </style:style>
    <style:style style:name="P24" style:family="paragraph">
      <loext:graphic-properties draw:fill="none"/>
      <style:paragraph-properties fo:text-align="center"/>
      <style:text-properties fo:color="#fff9ae" style:text-line-through-style="none" style:text-line-through-type="none" style:font-name="Karumbi" fo:font-size="15pt" fo:letter-spacing="0.09cm" fo:font-style="normal" fo:text-shadow="none" style:text-underline-style="wave" style:text-underline-width="auto" style:text-underline-color="font-color" fo:font-weight="normal" style:font-size-asian="15pt" style:font-style-asian="normal" style:font-weight-asian="bold" style:font-size-complex="15pt" style:font-style-complex="normal" style:font-weight-complex="bold"/>
    </style:style>
    <style:style style:name="P25" style:family="paragraph">
      <loext:graphic-properties draw:fill="none"/>
      <style:paragraph-properties fo:text-align="center"/>
      <style:text-properties fo:color="#fff9ae" style:text-line-through-style="none" style:text-line-through-type="none" style:font-name="Karumbi" fo:font-size="26pt" fo:letter-spacing="0.09cm" fo:font-style="normal" fo:text-shadow="none" style:text-underline-style="wave" style:text-underline-width="auto" style:text-underline-color="font-color" fo:font-weight="normal" style:font-size-asian="26pt" style:font-style-asian="normal" style:font-weight-asian="bold" style:font-size-complex="26pt" style:font-style-complex="normal" style:font-weight-complex="bold"/>
    </style:style>
    <style:style style:name="P26" style:family="paragraph">
      <loext:graphic-properties draw:fill="none" draw:fill-color="#729fcf"/>
      <style:paragraph-properties fo:text-align="start"/>
      <style:text-properties fo:color="#000000" style:font-name="FreeMono" fo:letter-spacing="0.192cm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none"/>
      <style:paragraph-properties fo:text-align="center"/>
      <style:text-properties fo:color="#fff9ae" style:text-line-through-style="none" style:text-line-through-type="none" style:font-name="Karumbi" fo:font-size="20pt" fo:letter-spacing="0.09cm" fo:font-style="normal" fo:text-shadow="none" style:text-underline-style="wave" style:text-underline-width="auto" style:text-underline-color="font-color" fo:font-weight="normal" style:font-size-asian="20pt" style:font-style-asian="normal" style:font-weight-asian="bold" style:font-size-complex="20pt" style:font-style-complex="normal" style:font-weight-complex="bold"/>
    </style:style>
    <style:style style:name="P29" style:family="paragraph">
      <loext:graphic-properties draw:fill="none"/>
      <style:paragraph-properties fo:text-align="center"/>
      <style:text-properties fo:color="#fff9ae" style:text-line-through-style="none" style:text-line-through-type="none" style:font-name="Karumbi" fo:font-size="24pt" fo:letter-spacing="0.09cm" fo:font-style="normal" fo:text-shadow="none" style:text-underline-style="wave" style:text-underline-width="auto" style:text-underline-color="font-color" fo:font-weight="normal" style:font-size-asian="24pt" style:font-style-asian="normal" style:font-weight-asian="bold" style:font-size-complex="24pt" style:font-style-complex="normal" style:font-weight-complex="bold"/>
    </style:style>
    <style:style style:name="P30" style:family="paragraph">
      <loext:graphic-properties draw:fill="none"/>
      <style:paragraph-properties fo:text-align="center"/>
      <style:text-properties fo:color="#fff9ae" style:text-line-through-style="none" style:text-line-through-type="none" style:font-name="Karumbi" fo:font-size="20pt" fo:letter-spacing="0.09cm" fo:font-style="italic" fo:text-shadow="none" style:text-underline-style="wave" style:text-underline-width="auto" style:text-underline-color="font-color" fo:font-weight="normal" style:font-size-asian="20pt" style:font-style-asian="normal" style:font-weight-asian="bold" style:font-size-complex="20pt" style:font-style-complex="normal" style:font-weight-complex="bold"/>
    </style:style>
    <style:style style:name="P31" style:family="paragraph">
      <loext:graphic-properties draw:fill="gradient" draw:fill-color="#000000" draw:fill-gradient-name="Gradient_20_205" draw:opacity="100%"/>
      <style:paragraph-properties fo:text-align="center"/>
    </style:style>
    <style:style style:name="P32" style:family="paragraph">
      <loext:graphic-properties draw:fill="none"/>
      <style:paragraph-properties fo:text-align="center"/>
      <style:text-properties fo:color="#fff9ae" style:text-line-through-style="none" style:text-line-through-type="none" style:font-name="Karumbi" fo:letter-spacing="0.436cm" fo:font-style="normal" fo:text-shadow="none" style:text-underline-style="wave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3" style:family="paragraph">
      <loext:graphic-properties draw:fill="gradient" draw:fill-color="#729fcf" draw:fill-gradient-name="Gradient_20_239" draw:opacity="50%"/>
      <style:paragraph-properties fo:text-align="start"/>
      <style:text-properties fo:color="#ffffff" style:font-name="FreeMono" fo:font-size="58pt" fo:letter-spacing="0.192cm" fo:font-style="italic" fo:text-shadow="1pt 1pt" fo:font-weight="bold" style:font-size-asian="58pt" style:font-style-asian="italic" style:font-weight-asian="bold" style:font-size-complex="58pt" style:font-style-complex="italic" style:font-weight-complex="bold"/>
    </style:style>
    <style:style style:name="P34" style:family="paragraph">
      <loext:graphic-properties draw:fill="none" draw:fill-color="#729fcf" draw:opacity="50%"/>
      <style:paragraph-properties fo:text-align="start"/>
      <style:text-properties fo:color="#21409a" style:font-name="FreeMono" fo:font-size="58pt" fo:letter-spacing="0.192cm" fo:font-style="italic" fo:text-shadow="1pt 1pt" fo:font-weight="bold" style:font-size-asian="58pt" style:font-style-asian="italic" style:font-weight-asian="bold" style:font-size-complex="58pt" style:font-style-complex="italic" style:font-weight-complex="bold"/>
    </style:style>
    <style:style style:name="T1" style:family="text">
      <style:text-properties fo:color="#0a2219" style:text-position="0% 100%" style:font-name="FreeMono" fo:font-size="54pt" fo:letter-spacing="0.192cm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color="#185f45" style:font-name="FreeMono" fo:font-size="48pt" fo:letter-spacing="0.192cm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fo:color="#0a2219" style:text-position="0% 100%" style:font-name="FreeMono" fo:font-size="58pt" fo:letter-spacing="0.192cm" fo:font-style="italic" fo:font-weight="bold" style:font-size-asian="58pt" style:font-style-asian="italic" style:font-weight-asian="bold" style:font-size-complex="58pt" style:font-style-complex="italic" style:font-weight-complex="bold"/>
    </style:style>
    <style:style style:name="T4" style:family="text">
      <style:text-properties fo:color="#185f45" style:font-name="FreeMono" fo:font-size="54pt" fo:letter-spacing="0.192cm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" style:family="text">
      <style:text-properties fo:color="#fff9ae" style:text-line-through-style="none" style:text-line-through-type="none" style:font-name="Karumbi" fo:font-size="32pt" fo:letter-spacing="0.436cm" fo:font-style="normal" fo:text-shadow="none" style:text-underline-style="wave" style:text-underline-width="auto" style:text-underline-color="font-color" fo:font-weight="normal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ffffff" style:text-line-through-style="none" style:text-line-through-type="none" style:font-name="Karumbi" fo:font-size="32pt" fo:letter-spacing="0.436cm" fo:font-style="normal" fo:text-shadow="none" style:text-underline-style="none" fo:font-weight="normal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21409a" style:text-line-through-style="none" style:text-line-through-type="none" style:font-name="Karumbi" fo:font-size="32pt" fo:letter-spacing="0.436cm" fo:font-style="normal" fo:text-shadow="none" style:text-underline-style="wave" style:text-underline-width="auto" style:text-underline-color="font-color" fo:font-weight="normal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21409a" style:text-position="0% 100%" style:font-name="FreeMono" fo:font-size="58pt" fo:letter-spacing="0.192cm" fo:font-style="italic" fo:font-weight="bold" style:font-size-asian="58pt" style:font-style-asian="italic" style:font-weight-asian="bold" style:font-size-complex="58pt" style:font-style-complex="italic" style:font-weight-complex="bold"/>
    </style:style>
    <style:style style:name="T9" style:family="text">
      <style:text-properties fo:color="#ffffff" style:font-name="FreeMono" fo:font-size="54pt" fo:letter-spacing="0.192cm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0" style:family="text">
      <style:text-properties fo:color="#000000" style:text-line-through-style="none" style:text-line-through-type="none" style:font-name="Karumbi" fo:font-size="24pt" fo:letter-spacing="0.09cm" fo:font-style="normal" fo:text-shadow="none" style:text-underline-style="wave" style:text-underline-width="auto" style:text-underline-color="font-color" fo:font-weight="normal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color="#21409a" style:text-line-through-style="none" style:text-line-through-type="none" style:font-name="Karumbi" fo:font-size="24pt" fo:letter-spacing="0.09cm" fo:font-style="normal" fo:text-shadow="none" style:text-underline-style="none" fo:font-weight="normal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color="#ffffff" style:text-line-through-style="none" style:text-line-through-type="none" style:font-name="Karumbi" fo:font-size="24pt" fo:letter-spacing="0.09cm" fo:font-style="normal" fo:text-shadow="none" style:text-underline-style="wave" style:text-underline-width="auto" style:text-underline-color="font-color" fo:font-weight="normal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color="#000000" style:text-line-through-style="none" style:text-line-through-type="none" style:font-name="Karumbi" fo:font-size="24pt" fo:letter-spacing="0.09cm" fo:font-style="normal" fo:text-shadow="none" style:text-underline-style="none" fo:font-weight="normal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413a3a" style:font-name="Tlwg Typo" fo:font-size="16pt" fo:letter-spacing="normal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color="#000000" style:text-line-through-style="none" style:text-line-through-type="none" style:font-name="Karumbi" fo:font-size="26pt" fo:letter-spacing="0.09cm" fo:font-style="normal" fo:text-shadow="none" style:text-underline-style="wave" style:text-underline-width="auto" style:text-underline-color="font-color" fo:font-weight="normal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color="#21409a" style:text-line-through-style="none" style:text-line-through-type="none" style:font-name="Karumbi" fo:font-size="26pt" fo:letter-spacing="0.09cm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color="#ffffff" style:text-line-through-style="none" style:text-line-through-type="none" style:font-name="Karumbi" fo:font-size="26pt" fo:letter-spacing="0.09cm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Karumbi" fo:font-size="26pt" fo:letter-spacing="0.09cm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color="#000000" style:text-line-through-style="none" style:text-line-through-type="none" style:font-name="Karumbi" fo:font-size="22pt" fo:letter-spacing="0.09cm" fo:font-style="normal" fo:text-shadow="none" style:text-underline-style="wave" style:text-underline-width="auto" style:text-underline-color="font-color" fo:font-weight="normal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Karumbi" fo:font-size="22pt" fo:letter-spacing="0.09cm" fo:font-style="normal" fo:text-shadow="none" style:text-underline-style="none" fo:font-weight="normal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color="#21409a" style:text-line-through-style="none" style:text-line-through-type="none" style:font-name="Karumbi" fo:font-size="22pt" fo:letter-spacing="0.09cm" fo:font-style="normal" fo:text-shadow="none" style:text-underline-style="wave" style:text-underline-width="auto" style:text-underline-color="font-color" fo:font-weight="normal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Karumbi" fo:font-size="40pt" fo:letter-spacing="0.09cm" fo:font-style="normal" fo:text-shadow="none" style:text-underline-style="wave" style:text-underline-width="auto" style:text-underline-color="font-color" fo:font-weight="normal" style:font-size-asian="40pt" style:font-style-asian="normal" style:font-weight-asian="bold" style:font-size-complex="40pt" style:font-style-complex="normal" style:font-weight-complex="bold"/>
    </style:style>
    <style:style style:name="T23" style:family="text">
      <style:text-properties fo:color="#000000" style:text-line-through-style="none" style:text-line-through-type="none" style:font-name="Karumbi" fo:font-size="40pt" fo:letter-spacing="0.09cm" fo:font-style="normal" fo:text-shadow="none" style:text-underline-style="none" fo:font-weight="normal" style:font-size-asian="40pt" style:font-style-asian="normal" style:font-weight-asian="bold" style:font-size-complex="40pt" style:font-style-complex="normal" style:font-weight-complex="bold"/>
    </style:style>
    <style:style style:name="T24" style:family="text">
      <style:text-properties fo:color="#21409a" style:text-line-through-style="none" style:text-line-through-type="none" style:font-name="Karumbi" fo:font-size="40pt" fo:letter-spacing="0.09cm" fo:font-style="normal" fo:text-shadow="none" style:text-underline-style="wave" style:text-underline-width="auto" style:text-underline-color="font-color" fo:font-weight="normal" style:font-size-asian="40pt" style:font-style-asian="normal" style:font-weight-asian="bold" style:font-size-complex="40pt" style:font-style-complex="normal" style:font-weight-complex="bold"/>
    </style:style>
    <style:style style:name="T25" style:family="text">
      <style:text-properties fo:color="#000000" style:font-name="FreeMono" fo:font-size="54pt" fo:letter-spacing="0.192cm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6" style:family="text">
      <style:text-properties fo:color="#000000" style:text-line-through-style="none" style:text-line-through-type="none" style:font-name="Karumbi" fo:font-size="28pt" fo:letter-spacing="0.09cm" fo:font-style="normal" fo:text-shadow="none" style:text-underline-style="wave" style:text-underline-width="auto" style:text-underline-color="font-color" fo:font-weight="normal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color="#fff9ae" style:text-line-through-style="none" style:text-line-through-type="none" style:font-name="Karumbi" fo:font-size="28pt" fo:letter-spacing="0.09cm" fo:font-style="normal" fo:text-shadow="none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color="#000000" style:text-line-through-style="none" style:text-line-through-type="none" style:font-name="Karumbi" fo:font-size="28pt" fo:letter-spacing="0.09cm" fo:font-style="normal" fo:text-shadow="none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color="#000000" style:text-line-through-style="none" style:text-line-through-type="none" style:font-name="Karumbi" fo:font-size="36pt" fo:letter-spacing="0.09cm" fo:font-style="normal" fo:text-shadow="none" style:text-underline-style="wave" style:text-underline-width="auto" style:text-underline-color="font-color" fo:font-weight="normal" style:font-size-asian="36pt" style:font-style-asian="normal" style:font-weight-asian="bold" style:font-size-complex="36pt" style:font-style-complex="normal" style:font-weight-complex="bold"/>
    </style:style>
    <style:style style:name="T30" style:family="text">
      <style:text-properties fo:color="#21409a" style:text-line-through-style="none" style:text-line-through-type="none" style:font-name="Karumbi" fo:font-size="36pt" fo:letter-spacing="0.09cm" fo:font-style="normal" fo:text-shadow="none" style:text-underline-style="none" fo:font-weight="normal" style:font-size-asian="36pt" style:font-style-asian="normal" style:font-weight-asian="bold" style:font-size-complex="36pt" style:font-style-complex="normal" style:font-weight-complex="bold"/>
    </style:style>
    <style:style style:name="T31" style:family="text">
      <style:text-properties fo:color="#390a5d" style:text-line-through-style="none" style:text-line-through-type="none" style:font-name="Karumbi" fo:font-size="36pt" fo:letter-spacing="0.09cm" fo:font-style="normal" fo:text-shadow="none" style:text-underline-style="wave" style:text-underline-width="auto" style:text-underline-color="font-color" fo:font-weight="normal" style:font-size-asian="36pt" style:font-style-asian="normal" style:font-weight-asian="bold" style:font-size-complex="36pt" style:font-style-complex="normal" style:font-weight-complex="bold"/>
    </style:style>
    <style:style style:name="T32" style:family="text">
      <style:text-properties fo:color="#ffffff" style:text-line-through-style="none" style:text-line-through-type="none" style:font-name="Karumbi" fo:font-size="36pt" fo:letter-spacing="0.09cm" fo:font-style="normal" fo:text-shadow="none" style:text-underline-style="none" fo:font-weight="normal" style:font-size-asian="36pt" style:font-style-asian="normal" style:font-weight-asian="bold" style:font-size-complex="36pt" style:font-style-complex="normal" style:font-weight-complex="bold"/>
    </style:style>
    <style:style style:name="T33" style:family="text">
      <style:text-properties fo:color="#000000" style:text-line-through-style="none" style:text-line-through-type="none" style:font-name="Karumbi" fo:font-size="36pt" fo:letter-spacing="0.09cm" fo:font-style="normal" fo:text-shadow="none" style:text-underline-style="none" fo:font-weight="normal" style:font-size-asian="36pt" style:font-style-asian="normal" style:font-weight-asian="bold" style:font-size-complex="36pt" style:font-style-complex="normal" style:font-weight-complex="bold"/>
    </style:style>
    <style:style style:name="T34" style:family="text">
      <style:text-properties fo:color="#21409a" style:text-line-through-style="none" style:text-line-through-type="none" style:font-name="Karumbi" fo:font-size="28pt" fo:letter-spacing="0.09cm" fo:font-style="normal" fo:text-shadow="none" style:text-underline-style="wave" style:text-underline-width="auto" style:text-underline-color="font-color" fo:font-weight="normal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Karumbi" fo:font-size="28pt" fo:letter-spacing="0.09cm" fo:font-style="italic" fo:text-shadow="none" style:text-underline-style="wave" style:text-underline-width="auto" style:text-underline-color="font-color" fo:font-weight="normal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color="#0d42da" style:text-line-through-style="none" style:text-line-through-type="none" style:font-name="Karumbi" fo:font-size="28pt" fo:letter-spacing="0.09cm" fo:font-style="italic" fo:text-shadow="none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37" style:family="text">
      <style:text-properties fo:color="#ffffff" style:text-line-through-style="none" style:text-line-through-type="none" style:font-name="Karumbi" fo:font-size="28pt" fo:letter-spacing="0.09cm" fo:font-style="italic" fo:text-shadow="none" style:text-underline-style="wave" style:text-underline-width="auto" style:text-underline-color="font-color" fo:font-weight="normal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color="#0066b3" style:text-line-through-style="none" style:text-line-through-type="none" style:font-name="Karumbi" fo:font-size="28pt" fo:letter-spacing="0.09cm" fo:font-style="italic" fo:text-shadow="none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Karumbi" fo:font-size="28pt" fo:letter-spacing="0.09cm" fo:font-style="italic" fo:text-shadow="none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40" style:family="text">
      <style:text-properties fo:color="#fff9ae" style:text-line-through-style="none" style:text-line-through-type="none" style:font-name="Karumbi" fo:font-size="32pt" fo:letter-spacing="0.436cm" fo:font-style="normal" fo:text-shadow="none" style:text-underline-style="wave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color="#fcd3c1" style:text-line-through-style="none" style:text-line-through-type="none" style:font-name="Karumbi" fo:font-size="32pt" fo:letter-spacing="0.436cm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fo:color="#21409a" style:text-line-through-style="none" style:text-line-through-type="none" style:font-name="Karumbi" fo:font-size="32pt" fo:letter-spacing="0.436cm" fo:font-style="normal" fo:text-shadow="1pt 1pt" style:text-underline-style="wave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43" style:family="text">
      <style:text-properties fo:color="#ffffff" style:text-position="0% 100%" style:font-name="FreeMono" fo:font-size="58pt" fo:letter-spacing="0.192cm" fo:font-style="italic" fo:text-shadow="1pt 1pt" fo:font-weight="bold" style:font-size-asian="58pt" style:font-style-asian="italic" style:font-weight-asian="bold" style:font-size-complex="58pt" style:font-style-complex="italic" style:font-weight-complex="bold"/>
    </style:style>
    <style:style style:name="T44" style:family="text">
      <style:text-properties fo:color="#21409a" style:text-position="0% 100%" style:font-name="FreeMono" fo:font-size="88pt" fo:letter-spacing="0.192cm" fo:font-style="italic" fo:text-shadow="1pt 1pt" fo:font-weight="bold" style:font-size-asian="88pt" style:font-style-asian="italic" style:font-weight-asian="bold" style:font-size-complex="8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4.81cm" svg:y1="14.424cm" svg:x2="6.54cm" svg:y2="8.582cm">
              <text:p/>
            </draw:line>
            <draw:line draw:style-name="gr1" draw:text-style-name="P1" draw:layer="layout" svg:x1="8.87cm" svg:y1="12.522cm" svg:x2="6.541cm" svg:y2="8.582cm">
              <text:p/>
            </draw:line>
            <draw:line draw:style-name="gr1" draw:text-style-name="P1" draw:layer="layout" svg:x1="8.87cm" svg:y1="12.523cm" svg:x2="10.709cm" svg:y2="8.723cm">
              <text:p/>
            </draw:line>
            <draw:line draw:style-name="gr1" draw:text-style-name="P1" draw:layer="layout" svg:x1="12.811cm" svg:y1="14.119cm" svg:x2="10.709cm" svg:y2="8.723cm">
              <text:p/>
            </draw:line>
            <draw:line draw:style-name="gr1" draw:text-style-name="P1" draw:layer="layout" svg:x1="7.731cm" svg:y1="10.563cm" svg:x2="6.545cm" svg:y2="8.528cm">
              <text:p/>
            </draw:line>
            <draw:line draw:style-name="gr1" draw:text-style-name="P1" draw:layer="layout" svg:x1="7.731cm" svg:y1="10.564cm" svg:x2="6.545cm" svg:y2="8.529cm">
              <text:p/>
            </draw:line>
            <draw:line draw:style-name="gr1" draw:text-style-name="P1" draw:layer="layout" svg:x1="7.731cm" svg:y1="10.565cm" svg:x2="6.545cm" svg:y2="8.53cm">
              <text:p/>
            </draw:line>
            <draw:line draw:style-name="gr1" draw:text-style-name="P1" draw:layer="layout" svg:x1="7.731cm" svg:y1="10.566cm" svg:x2="6.545cm" svg:y2="8.531cm">
              <text:p/>
            </draw:line>
            <draw:line draw:style-name="gr1" draw:text-style-name="P1" draw:layer="layout" svg:x1="7.731cm" svg:y1="10.567cm" svg:x2="6.545cm" svg:y2="8.532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</draw:g>
          <draw:g>
            <draw:line draw:style-name="gr2" draw:text-style-name="P2" draw:layer="layout" svg:x1="6.038cm" svg:y1="13.903cm" svg:x2="7.641cm" svg:y2="8.45cm">
              <text:p/>
            </draw:line>
            <draw:line draw:style-name="gr2" draw:text-style-name="P2" draw:layer="layout" svg:x1="10.241cm" svg:y1="12.771cm" svg:x2="7.643cm" svg:y2="8.45cm">
              <text:p/>
            </draw:line>
            <draw:line draw:style-name="gr2" draw:text-style-name="P2" draw:layer="layout" svg:x1="10.241cm" svg:y1="12.771cm" svg:x2="12.386cm" svg:y2="8.701cm">
              <text:p/>
            </draw:line>
            <draw:line draw:style-name="gr2" draw:text-style-name="P2" draw:layer="layout" svg:x1="14.262cm" svg:y1="14.963cm" svg:x2="12.385cm" svg:y2="8.7cm">
              <text:p/>
            </draw:line>
          </draw:g>
          <draw:custom-shape draw:style-name="gr3" draw:text-style-name="P4" draw:layer="layout" svg:width="6.35cm" svg:height="2.54cm" svg:x="4.937cm" svg:y="12.876cm">
            <text:p text:style-name="P3"><text:span text:style-name="T1">uur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6.35cm" svg:height="2.54cm" svg:x="14.237cm" svg:y="13.276cm">
            <text:p text:style-name="P3"><text:span text:style-name="T2">usic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line draw:style-name="gr1" draw:text-style-name="P1" draw:layer="layout" svg:x1="4.573cm" svg:y1="22.425cm" svg:x2="6.303cm" svg:y2="16.583cm">
                <text:p/>
              </draw:line>
              <draw:line draw:style-name="gr1" draw:text-style-name="P1" draw:layer="layout" svg:x1="8.633cm" svg:y1="20.523cm" svg:x2="6.304cm" svg:y2="16.583cm">
                <text:p/>
              </draw:line>
              <draw:line draw:style-name="gr1" draw:text-style-name="P1" draw:layer="layout" svg:x1="8.633cm" svg:y1="20.524cm" svg:x2="10.472cm" svg:y2="16.724cm">
                <text:p/>
              </draw:line>
              <draw:line draw:style-name="gr1" draw:text-style-name="P1" draw:layer="layout" svg:x1="13.161cm" svg:y1="23.587cm" svg:x2="10.472cm" svg:y2="16.724cm">
                <text:p/>
              </draw:line>
              <draw:line draw:style-name="gr1" draw:text-style-name="P1" draw:layer="layout" svg:x1="7.494cm" svg:y1="18.564cm" svg:x2="6.308cm" svg:y2="16.529cm">
                <text:p/>
              </draw:line>
              <draw:line draw:style-name="gr1" draw:text-style-name="P1" draw:layer="layout" svg:x1="7.494cm" svg:y1="18.565cm" svg:x2="6.308cm" svg:y2="16.53cm">
                <text:p/>
              </draw:line>
              <draw:line draw:style-name="gr1" draw:text-style-name="P1" draw:layer="layout" svg:x1="7.494cm" svg:y1="18.566cm" svg:x2="6.308cm" svg:y2="16.531cm">
                <text:p/>
              </draw:line>
              <draw:line draw:style-name="gr1" draw:text-style-name="P1" draw:layer="layout" svg:x1="7.494cm" svg:y1="18.567cm" svg:x2="6.308cm" svg:y2="16.532cm">
                <text:p/>
              </draw:line>
              <draw:line draw:style-name="gr1" draw:text-style-name="P1" draw:layer="layout" svg:x1="7.494cm" svg:y1="18.568cm" svg:x2="6.308cm" svg:y2="16.533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</draw:g>
            <draw:g>
              <draw:line draw:style-name="gr5" draw:text-style-name="P2" draw:layer="layout" svg:x1="5.287cm" svg:y1="23.206cm" svg:x2="7.404cm" svg:y2="16.451cm">
                <text:p/>
              </draw:line>
              <draw:line draw:style-name="gr5" draw:text-style-name="P2" draw:layer="layout" svg:x1="10.004cm" svg:y1="20.772cm" svg:x2="7.406cm" svg:y2="16.451cm">
                <text:p/>
              </draw:line>
              <draw:line draw:style-name="gr5" draw:text-style-name="P2" draw:layer="layout" svg:x1="10.004cm" svg:y1="20.772cm" svg:x2="12.149cm" svg:y2="16.702cm">
                <text:p/>
              </draw:line>
              <draw:line draw:style-name="gr5" draw:text-style-name="P2" draw:layer="layout" svg:x1="13.748cm" svg:y1="22.142cm" svg:x2="12.148cm" svg:y2="16.701cm">
                <text:p/>
              </draw:line>
            </draw:g>
            <draw:custom-shape draw:style-name="gr6" draw:text-style-name="P6" draw:layer="layout" svg:width="6.35cm" svg:height="2.54cm" svg:x="13.042cm" svg:y="21.85cm">
              <text:p text:style-name="P3"><text:span text:style-name="T3">usic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6.35cm" svg:height="2.54cm" svg:x="5.3cm" svg:y="21.777cm">
              <text:p text:style-name="P3"><text:span text:style-name="T4">uuri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7" draw:layer="layout" svg:width="0.708cm" svg:height="0.627cm" svg:x="16.596cm" svg:y="22.142cm">
              <text:p/>
  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  </draw:custom-shape>
            <draw:custom-shape draw:style-name="gr9" draw:text-style-name="P8" draw:layer="layout" svg:width="0.581cm" svg:height="0.416cm" svg:x="9.996cm" svg:y="22.254cm">
              <text:p/>
              <draw:enhanced-geometry svg:viewBox="0 0 780 907" draw:type="non-primitive" draw:enhanced-path="M 390 0 L 492 276 780 228 594 457 780 679 492 631 390 907 288 631 0 679 186 457 0 228 288 276 390 0 Z N"/>
            </draw:custom-shape>
          </draw:g>
        </draw:g>
      </draw:page>
      <draw:page draw:name="page2" draw:style-name="dp1" draw:master-page-name="Default">
        <draw:custom-shape draw:style-name="gr10" draw:text-style-name="P9" draw:layer="layout" svg:width="30.988cm" svg:height="21.495cm" svg:x="-7.382cm" svg:y="3.8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0.574cm" svg:height="1.778cm" svg:x="1.889cm" svg:y="19.904cm">
          <text:p text:style-name="P10"><text:span text:style-name="T5"><text:s/></text:span><text:span text:style-name="T6">gikuyu</text:span><text:span text:style-name="T5"> </text:span><text:span text:style-name="T7">rap</text:span><text:span text:style-name="T5"> </text:span><text:span text:style-name="T6">king</text:span></text:p>
          <draw:enhanced-geometry svg:viewBox="0 0 21600 21600" draw:type="rectangle" draw:enhanced-path="M 0 0 L 21600 0 21600 21600 0 21600 0 0 Z N"/>
        </draw:custom-shape>
        <draw:g>
          <draw:g>
            <draw:line draw:style-name="gr12" draw:text-style-name="P1" draw:layer="layout" svg:x1="6.401cm" svg:y1="18.996cm" svg:x2="8.131cm" svg:y2="13.154cm">
              <text:p/>
            </draw:line>
            <draw:line draw:style-name="gr12" draw:text-style-name="P1" draw:layer="layout" svg:x1="10.481cm" svg:y1="17.234cm" svg:x2="8.152cm" svg:y2="13.294cm">
              <text:p/>
            </draw:line>
            <draw:line draw:style-name="gr12" draw:text-style-name="P1" draw:layer="layout" svg:x1="10.461cm" svg:y1="17.095cm" svg:x2="12.3cm" svg:y2="13.295cm">
              <text:p/>
            </draw:line>
            <draw:line draw:style-name="gr12" draw:text-style-name="P1" draw:layer="layout" svg:x1="14.989cm" svg:y1="20.158cm" svg:x2="12.3cm" svg:y2="13.295cm">
              <text:p/>
            </draw:line>
            <draw:line draw:style-name="gr13" draw:text-style-name="P1" draw:layer="layout" svg:x1="12.176cm" svg:y1="17.637cm" svg:x2="14.921cm" svg:y2="13.267cm">
              <text:p/>
            </draw:line>
            <draw:line draw:style-name="gr14" draw:text-style-name="P1" draw:layer="layout" svg:x1="13.7cm" svg:y1="16.748cm" svg:x2="12.978cm" svg:y2="14.918cm">
              <text:p/>
            </draw:line>
          </draw:g>
          <draw:g>
            <draw:line draw:style-name="gr15" draw:text-style-name="P12" draw:layer="layout" svg:x1="7.615cm" svg:y1="19.677cm" svg:x2="9.732cm" svg:y2="12.922cm">
              <text:p/>
            </draw:line>
            <draw:line draw:style-name="gr15" draw:text-style-name="P12" draw:layer="layout" svg:x1="12.332cm" svg:y1="17.243cm" svg:x2="9.509cm" svg:y2="12.811cm">
              <text:p/>
            </draw:line>
            <draw:line draw:style-name="gr15" draw:text-style-name="P12" draw:layer="layout" svg:x1="16.272cm" svg:y1="18.862cm" svg:x2="14.672cm" svg:y2="13.421cm">
              <text:p/>
            </draw:line>
          </draw:g>
          <draw:custom-shape draw:style-name="gr16" draw:text-style-name="P13" draw:layer="layout" svg:width="6.35cm" svg:height="2.54cm" svg:x="15.17cm" svg:y="18.321cm">
            <text:p text:style-name="P3"><text:span text:style-name="T8">us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6.35cm" svg:height="2.54cm" svg:x="8.128cm" svg:y="18.248cm">
            <text:p text:style-name="P3"><text:span text:style-name="T9">uur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5" draw:layer="layout" svg:width="0.762cm" svg:height="0.66cm" svg:x="18.624cm" svg:y="18.613cm">
            <text:p/>
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</draw:custom-shape>
          <draw:custom-shape draw:style-name="gr19" draw:text-style-name="P16" draw:layer="layout" svg:width="0.708cm" svg:height="0.627cm" svg:x="12.725cm" svg:y="18.613cm">
            <text:p/>
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</draw:custom-shape>
        </draw:g>
      </draw:page>
      <draw:page draw:name="page3" draw:style-name="dp1" draw:master-page-name="Default">
        <draw:g>
          <draw:custom-shape draw:style-name="gr20" draw:text-style-name="P17" draw:layer="controls" svg:width="12.954cm" svg:height="5.588cm" svg:x="4.749cm" svg:y="5.413cm">
            <text:p/>
            <draw:enhanced-geometry svg:viewBox="0 0 21600 21600" draw:type="rectangle" draw:enhanced-path="M 0 0 L 21600 0 21600 21600 0 21600 0 0 Z N"/>
          </draw:custom-shape>
          <draw:g>
            <draw:line draw:style-name="gr1" draw:text-style-name="P1" draw:layer="layout" svg:x1="5.813cm" svg:y1="18.377cm" svg:x2="7.543cm" svg:y2="12.535cm">
              <text:p/>
            </draw:line>
            <draw:line draw:style-name="gr1" draw:text-style-name="P1" draw:layer="layout" svg:x1="9.873cm" svg:y1="16.475cm" svg:x2="7.544cm" svg:y2="12.535cm">
              <text:p/>
            </draw:line>
            <draw:line draw:style-name="gr1" draw:text-style-name="P1" draw:layer="layout" svg:x1="9.873cm" svg:y1="16.476cm" svg:x2="11.712cm" svg:y2="12.676cm">
              <text:p/>
            </draw:line>
            <draw:line draw:style-name="gr1" draw:text-style-name="P1" draw:layer="layout" svg:x1="13.814cm" svg:y1="18.072cm" svg:x2="11.712cm" svg:y2="12.676cm">
              <text:p/>
            </draw:line>
            <draw:line draw:style-name="gr1" draw:text-style-name="P1" draw:layer="layout" svg:x1="8.734cm" svg:y1="14.516cm" svg:x2="7.548cm" svg:y2="12.481cm">
              <text:p/>
            </draw:line>
            <draw:line draw:style-name="gr1" draw:text-style-name="P1" draw:layer="layout" svg:x1="8.734cm" svg:y1="14.517cm" svg:x2="7.548cm" svg:y2="12.482cm">
              <text:p/>
            </draw:line>
            <draw:line draw:style-name="gr1" draw:text-style-name="P1" draw:layer="layout" svg:x1="8.734cm" svg:y1="14.518cm" svg:x2="7.548cm" svg:y2="12.483cm">
              <text:p/>
            </draw:line>
            <draw:line draw:style-name="gr1" draw:text-style-name="P1" draw:layer="layout" svg:x1="8.734cm" svg:y1="14.519cm" svg:x2="7.548cm" svg:y2="12.484cm">
              <text:p/>
            </draw:line>
            <draw:line draw:style-name="gr1" draw:text-style-name="P1" draw:layer="layout" svg:x1="8.734cm" svg:y1="14.52cm" svg:x2="7.548cm" svg:y2="12.485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  <draw:line draw:style-name="gr1" draw:text-style-name="P1" draw:layer="layout" svg:x1="8.734cm" svg:y1="14.521cm" svg:x2="7.548cm" svg:y2="12.486cm">
              <text:p/>
            </draw:line>
          </draw:g>
          <draw:g>
            <draw:line draw:style-name="gr21" draw:text-style-name="P18" draw:layer="layout" svg:x1="7.041cm" svg:y1="17.856cm" svg:x2="8.644cm" svg:y2="12.403cm">
              <text:p/>
            </draw:line>
            <draw:line draw:style-name="gr21" draw:text-style-name="P18" draw:layer="layout" svg:x1="11.244cm" svg:y1="16.724cm" svg:x2="8.646cm" svg:y2="12.403cm">
              <text:p/>
            </draw:line>
            <draw:line draw:style-name="gr21" draw:text-style-name="P18" draw:layer="layout" svg:x1="11.244cm" svg:y1="16.724cm" svg:x2="13.389cm" svg:y2="12.654cm">
              <text:p/>
            </draw:line>
            <draw:line draw:style-name="gr21" draw:text-style-name="P18" draw:layer="layout" svg:x1="15.265cm" svg:y1="18.916cm" svg:x2="13.388cm" svg:y2="12.653cm">
              <text:p/>
            </draw:line>
          </draw:g>
          <draw:custom-shape draw:style-name="gr22" draw:text-style-name="P4" draw:layer="layout" svg:width="6.35cm" svg:height="2.54cm" svg:x="5.94cm" svg:y="16.829cm">
            <text:p text:style-name="P3"><text:span text:style-name="T1">uuri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6.35cm" svg:height="2.54cm" svg:x="15.24cm" svg:y="17.229cm">
            <text:p text:style-name="P3"><text:span text:style-name="T2">usic</text:span>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frame draw:style-name="gr24" draw:text-style-name="P19" draw:layer="layout" svg:width="18.981cm" svg:height="13.716cm" svg:x="1.069cm" svg:y="4.81cm">
          <draw:image xlink:href="Pictures/1000000000000103000000C2E69D85411D28241B.jpg" xlink:type="simple" xlink:show="embed" xlink:actuate="onLoad">
            <text:p/>
          </draw:image>
        </draw:frame>
        <draw:frame draw:style-name="gr25" draw:text-style-name="P19" draw:layer="layout" svg:width="7.058cm" svg:height="4.566cm" svg:x="5.753cm" svg:y="9.327cm">
          <draw:image xlink:href="Pictures/100002010000011E000000D15CA683B1F67E38E5.png" xlink:type="simple" xlink:show="embed" xlink:actuate="onLoad">
            <text:p/>
          </draw:image>
        </draw:frame>
        <draw:custom-shape draw:style-name="gr26" draw:text-style-name="P20" draw:layer="layout" svg:width="7.123cm" svg:height="1.285cm" draw:transform="skewX (0.00785398163397448) rotate (-0.0176278254451428) translate (5.943cm 13.573cm)">
          <text:p text:style-name="P10"><text:span text:style-name="T10"><text:s/></text:span><text:span text:style-name="T11">gikuyu</text:span><text:span text:style-name="T10"> </text:span><text:span text:style-name="T12">rap</text:span><text:span text:style-name="T10"> </text:span><text:span text:style-name="T11">king</text:span><text:span text:style-name="T13">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27" draw:text-style-name="P19" draw:layer="layout" svg:width="17.272cm" svg:height="21.103cm" svg:x="2.27cm" svg:y="2.249cm">
          <draw:image xlink:href="Pictures/10000000000000CB000000F89421213E514C607E.jpg" xlink:type="simple" xlink:show="embed" xlink:actuate="onLoad">
            <text:p/>
          </draw:image>
        </draw:frame>
        <draw:frame draw:style-name="gr28" draw:text-style-name="P19" draw:layer="layout" svg:width="8.113cm" svg:height="7.088cm" svg:x="7.507cm" svg:y="6.104cm">
          <draw:image xlink:href="Pictures/100002010000011E000000D15CA683B1F67E38E5.png" xlink:type="simple" xlink:show="embed" xlink:actuate="onLoad">
            <text:p/>
          </draw:image>
        </draw:frame>
        <draw:custom-shape draw:style-name="gr29" draw:text-style-name="P21" draw:layer="layout" svg:width="5.842cm" svg:height="3.175cm" svg:x="10.009cm" svg:y="17.551cm">
          <text:p text:style-name="P10"><text:span text:style-name="T14">Polycarp Desig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frame draw:style-name="gr24" draw:text-style-name="P19" draw:layer="layout" svg:width="19.812cm" svg:height="16.958cm" svg:x="1.508cm" svg:y="3.346cm">
          <draw:image xlink:href="Pictures/10000000000000F3000000D0BDB1471670D41F9C.jpg" xlink:type="simple" xlink:show="embed" xlink:actuate="onLoad">
            <text:p/>
          </draw:image>
        </draw:frame>
        <draw:frame draw:style-name="gr30" draw:text-style-name="P22" draw:layer="layout" svg:width="7.994cm" svg:height="5.405cm" svg:x="4.81cm" svg:y="9.31cm">
          <draw:image xlink:href="Pictures/100002010000011E000000D15CA683B1F67E38E5.png" xlink:type="simple" xlink:show="embed" xlink:actuate="onLoad">
            <text:p/>
          </draw:image>
        </draw:frame>
        <draw:custom-shape draw:style-name="gr31" draw:text-style-name="P23" draw:layer="layout" svg:width="9.596cm" svg:height="1.411cm" draw:transform="skewX (0.00785398163397449) rotate (-0.0176278254451428) translate (4.306cm 14.187cm)">
          <text:p text:style-name="P10"><text:span text:style-name="T15"><text:s/></text:span><text:span text:style-name="T16">gikuyu</text:span><text:span text:style-name="T15"> rap </text:span><text:span text:style-name="T17">king</text:span><text:span text:style-name="T18">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24" draw:text-style-name="P19" draw:layer="layout" svg:width="19.585cm" svg:height="19.585cm" svg:x="1.354cm" svg:y="2.016cm">
          <draw:image xlink:href="Pictures/10000000000000E1000000E1B9516E10DD979AF6.jpg" xlink:type="simple" xlink:show="embed" xlink:actuate="onLoad">
            <text:p/>
          </draw:image>
        </draw:frame>
        <draw:frame draw:style-name="gr24" draw:text-style-name="P19" draw:layer="layout" svg:width="6.805cm" svg:height="3.842cm" draw:transform="rotate (0.288153859504264) translate (6.939cm 11.712cm)">
          <draw:image xlink:href="Pictures/1000020100000172000000D1EAA2558295494DE0.png" xlink:type="simple" xlink:show="embed" xlink:actuate="onLoad">
            <text:p/>
          </draw:image>
        </draw:frame>
        <draw:custom-shape draw:style-name="gr32" draw:text-style-name="P24" draw:layer="layout" svg:width="10.287cm" svg:height="1.778cm" draw:transform="rotate (0.248011286708394) translate (6.452cm 14.096cm)">
          <text:p text:style-name="P10"><text:span text:style-name="T19"><text:s/></text:span><text:span text:style-name="T20">gikuyu</text:span><text:span text:style-name="T19"> </text:span><text:span text:style-name="T21">rap</text:span><text:span text:style-name="T19"> </text:span><text:span text:style-name="T20">king 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33" draw:text-style-name="P19" draw:layer="layout" svg:width="64.748cm" svg:height="43.509cm" svg:x="-21.569cm" svg:y="-1.615cm">
          <draw:image xlink:href="Pictures/1000000000000127000000AB5F459930BF5F5AC1.jpg" xlink:type="simple" xlink:show="embed" xlink:actuate="onLoad">
            <text:p/>
          </draw:image>
        </draw:frame>
        <draw:g>
          <draw:custom-shape draw:style-name="gr34" draw:text-style-name="P25" draw:layer="layout" svg:width="10.991cm" svg:height="2.2cm" draw:transform="skewX (0.00767944870877506) rotate (0.0261799387799149) translate (5.029cm 21.37cm)">
            <text:p text:style-name="P10"><text:span text:style-name="T22"><text:s/></text:span><text:span text:style-name="T23">gikuyu</text:span><text:span text:style-name="T22"> </text:span><text:span text:style-name="T24">rap</text:span><text:span text:style-name="T22"> </text:span><text:span text:style-name="T23">king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35" draw:text-style-name="P1" draw:layer="layout" svg:x1="4.398cm" svg:y1="20.217cm" svg:x2="5.909cm" svg:y2="14.274cm">
                <text:p/>
              </draw:line>
              <draw:line draw:style-name="gr35" draw:text-style-name="P1" draw:layer="layout" svg:x1="7.961cm" svg:y1="18.424cm" svg:x2="5.927cm" svg:y2="14.416cm">
                <text:p/>
              </draw:line>
              <draw:line draw:style-name="gr35" draw:text-style-name="P1" draw:layer="layout" svg:x1="7.944cm" svg:y1="18.283cm" svg:x2="9.55cm" svg:y2="14.417cm">
                <text:p/>
              </draw:line>
              <draw:line draw:style-name="gr35" draw:text-style-name="P1" draw:layer="layout" svg:x1="11.9cm" svg:y1="21.398cm" svg:x2="9.551cm" svg:y2="14.417cm">
                <text:p/>
              </draw:line>
              <draw:line draw:style-name="gr36" draw:text-style-name="P1" draw:layer="layout" svg:x1="9.145cm" svg:y1="18.292cm" svg:x2="11.142cm" svg:y2="14.389cm">
                <text:p/>
              </draw:line>
              <draw:line draw:style-name="gr37" draw:text-style-name="P1" draw:layer="layout" svg:x1="10.476cm" svg:y1="17.231cm" svg:x2="10.143cm" svg:y2="16.068cm">
                <text:p/>
              </draw:line>
            </draw:g>
            <draw:g>
              <draw:line draw:style-name="gr38" draw:text-style-name="P12" draw:layer="layout" svg:x1="5.022cm" svg:y1="20.91cm" svg:x2="6.871cm" svg:y2="14.038cm">
                <text:p/>
              </draw:line>
              <draw:line draw:style-name="gr38" draw:text-style-name="P12" draw:layer="layout" svg:x1="9.142cm" svg:y1="18.434cm" svg:x2="6.873cm" svg:y2="14.038cm">
                <text:p/>
              </draw:line>
              <draw:line draw:style-name="gr38" draw:text-style-name="P12" draw:layer="layout" svg:x1="12.584cm" svg:y1="20.08cm" svg:x2="11.186cm" svg:y2="14.545cm">
                <text:p/>
              </draw:line>
            </draw:g>
            <draw:custom-shape draw:style-name="gr39" draw:text-style-name="P13" draw:layer="layout" svg:width="5.545cm" svg:height="2.583cm" svg:x="11.797cm" svg:y="19.531cm">
              <text:p text:style-name="P3"><text:span text:style-name="T8">usi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6" draw:layer="layout" svg:width="5.547cm" svg:height="2.583cm" svg:x="5.032cm" svg:y="19.456cm">
              <text:p text:style-name="P3"><text:span text:style-name="T25">uur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7" draw:layer="layout" svg:width="0.666cm" svg:height="0.671cm" svg:x="15.56cm" svg:y="19.828cm">
              <text:p/>
  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  </draw:custom-shape>
            <draw:custom-shape draw:style-name="gr42" draw:text-style-name="P16" draw:layer="layout" svg:width="0.617cm" svg:height="0.637cm" svg:x="10.01cm" svg:y="19.704cm">
              <text:p/>
  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  </draw:custom-shape>
          </draw:g>
        </draw:g>
      </draw:page>
      <draw:page draw:name="page9" draw:style-name="dp1" draw:master-page-name="Default">
        <draw:frame draw:style-name="gr43" draw:text-style-name="P19" draw:layer="layout" svg:width="19.065cm" svg:height="25.276cm" svg:x="2.397cm" svg:y="0.362cm">
          <draw:image xlink:href="Pictures/1000000000000127000000AB5F459930BF5F5AC1.jpg" xlink:type="simple" xlink:show="embed" xlink:actuate="onLoad">
            <text:p/>
          </draw:image>
        </draw:frame>
        <draw:g>
          <draw:custom-shape draw:style-name="gr34" draw:text-style-name="P25" draw:layer="layout" svg:width="10.991cm" svg:height="2.2cm" draw:transform="skewX (0.00767944870877505) rotate (-0.0176278254451428) translate (6.706cm 12.887cm)">
            <text:p text:style-name="P10"><text:span text:style-name="T22"><text:s/></text:span><text:span text:style-name="T23">gikuyu</text:span><text:span text:style-name="T22"> </text:span><text:span text:style-name="T24">rap</text:span><text:span text:style-name="T22"> </text:span><text:span text:style-name="T23">king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19" draw:layer="layout" svg:width="9.66cm" svg:height="8.954cm" svg:x="7.099cm" svg:y="7.286cm">
            <draw:image xlink:href="Pictures/100002010000017F00000163CAADC27E124C6187.png" xlink:type="simple" xlink:show="embed" xlink:actuate="onLoad">
              <text:p/>
            </draw:image>
          </draw:frame>
        </draw:g>
      </draw:page>
      <draw:page draw:name="page10" draw:style-name="dp1" draw:master-page-name="Default">
        <draw:frame draw:style-name="gr45" draw:text-style-name="P19" draw:layer="layout" svg:width="20.573cm" svg:height="21.589cm" svg:x="0.492cm" svg:y="2.524cm">
          <draw:image xlink:href="Pictures/10000000000000F7000000CCC26FA54E43B4EA8C.jpg" xlink:type="simple" xlink:show="embed" xlink:actuate="onLoad">
            <text:p/>
          </draw:image>
        </draw:frame>
        <draw:g>
          <draw:custom-shape draw:style-name="gr34" draw:text-style-name="P25" draw:layer="layout" svg:width="10.991cm" svg:height="2.2cm" draw:transform="skewX (0.00767944870877505) rotate (-0.0176278254451428) translate (6.217cm 13.479cm)">
            <text:p text:style-name="P10"><text:span text:style-name="T22"><text:s/></text:span><text:span text:style-name="T23">gikuyu</text:span><text:span text:style-name="T22"> </text:span><text:span text:style-name="T24">rap</text:span><text:span text:style-name="T22"> </text:span><text:span text:style-name="T23">king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19" draw:layer="layout" svg:width="9.66cm" svg:height="8.954cm" svg:x="6.61cm" svg:y="7.878cm">
            <draw:image xlink:href="Pictures/100002010000017F00000163CAADC27E124C6187.png" xlink:type="simple" xlink:show="embed" xlink:actuate="onLoad">
              <text:p/>
            </draw:image>
          </draw:frame>
        </draw:g>
        <draw:g>
          <draw:frame draw:style-name="gr46" draw:text-style-name="P19" draw:layer="layout" svg:width="3.66cm" svg:height="2.165cm" draw:transform="rotate (-2.95885668090599) translate (12.684cm 8.336cm)">
            <draw:image xlink:href="Pictures/100002010000017F00000163CAADC27E124C6187.png" xlink:type="simple" xlink:show="embed" xlink:actuate="onLoad">
              <text:p/>
            </draw:image>
          </draw:frame>
        </draw:g>
      </draw:page>
      <draw:page draw:name="page11" draw:style-name="dp1" draw:master-page-name="Default">
        <draw:frame draw:style-name="gr24" draw:text-style-name="P19" draw:layer="layout" svg:width="21.851cm" svg:height="21.756cm" svg:x="0.866cm" svg:y="2.739cm">
          <draw:image xlink:href="Pictures/10000000000000E1000000E001162624F2D03D4A.jpg" xlink:type="simple" xlink:show="embed" xlink:actuate="onLoad">
            <text:p/>
          </draw:image>
        </draw:frame>
        <draw:frame draw:style-name="gr47" draw:text-style-name="P22" draw:layer="layout" svg:width="12.422cm" svg:height="7.058cm" draw:transform="rotate (0.212930168743308) translate (5.159cm 10.092cm)">
          <draw:image xlink:href="Pictures/100002010000011E000000D15CA683B1F67E38E5.png" xlink:type="simple" xlink:show="embed" xlink:actuate="onLoad">
            <text:p/>
          </draw:image>
        </draw:frame>
        <draw:custom-shape draw:style-name="gr48" draw:text-style-name="P28" draw:layer="layout" svg:width="10.694cm" svg:height="2.2cm" draw:transform="skewX (0.00767944870877503) rotate (0.176801853227026) translate (8.482cm 15.535cm)">
          <text:p text:style-name="P10"><text:span text:style-name="T26"><text:s/></text:span><text:span text:style-name="T27">gikuyu</text:span><text:span text:style-name="T26"> rap </text:span><text:span text:style-name="T27">king</text:span><text:span text:style-name="T28">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frame draw:style-name="gr24" draw:text-style-name="P19" draw:layer="layout" svg:width="16.669cm" svg:height="14.268cm" svg:x="2.111cm" svg:y="5.909cm">
          <draw:image xlink:href="Pictures/10000000000000F3000000D0BDB1471670D41F9C.jpg" xlink:type="simple" xlink:show="embed" xlink:actuate="onLoad">
            <text:p/>
          </draw:image>
        </draw:frame>
        <draw:frame draw:style-name="gr49" draw:text-style-name="P22" draw:layer="layout" svg:width="9.835cm" svg:height="5.59cm" draw:transform="skewX (-0.000174532925199416) rotate (0.165108147238664) translate (2.303cm 10.189cm)">
          <draw:image xlink:href="Pictures/100002010000011E000000D15CA683B1F67E38E5.png" xlink:type="simple" xlink:show="embed" xlink:actuate="onLoad">
            <text:p/>
          </draw:image>
        </draw:frame>
        <draw:custom-shape draw:style-name="gr50" draw:text-style-name="P29" draw:layer="layout" svg:width="8.506cm" svg:height="2.2cm" draw:transform="skewX (0.00767944870877503) rotate (0.176801853227026) translate (4.283cm 14.935cm)">
          <text:p text:style-name="P10"><text:span text:style-name="T29"><text:s/></text:span><text:span text:style-name="T30">gikuyu</text:span><text:span text:style-name="T29"> </text:span><text:span text:style-name="T31">rap</text:span><text:span text:style-name="T29"> </text:span><text:span text:style-name="T32">king</text:span><text:span text:style-name="T33">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frame draw:style-name="gr24" draw:text-style-name="P19" draw:layer="layout" svg:width="19.722cm" svg:height="21.336cm" svg:x="0.492cm" svg:y="2.651cm">
          <draw:image xlink:href="Pictures/10000000000000CB000000F89421213E514C607E.jpg" xlink:type="simple" xlink:show="embed" xlink:actuate="onLoad">
            <text:p/>
          </draw:image>
        </draw:frame>
        <draw:g>
          <draw:custom-shape draw:style-name="gr51" draw:text-style-name="P28" draw:layer="layout" svg:width="10.156cm" svg:height="2.033cm" draw:transform="skewX (0.00785398163397449) rotate (-0.0176278254451428) translate (6.813cm 12.354cm)">
            <text:p text:style-name="P10"><text:span text:style-name="T26"><text:s/></text:span><text:span text:style-name="T28">gikuyu</text:span><text:span text:style-name="T26"> </text:span><text:span text:style-name="T34">rap</text:span><text:span text:style-name="T26"> </text:span><text:span text:style-name="T28">king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19" draw:layer="layout" svg:width="8.926cm" svg:height="8.274cm" svg:x="6.876cm" svg:y="7.278cm">
            <draw:image xlink:href="Pictures/100002010000017F00000163CAADC27E124C6187.png" xlink:type="simple" xlink:show="embed" xlink:actuate="onLoad">
              <text:p/>
            </draw:image>
          </draw:frame>
        </draw:g>
        <draw:g>
          <draw:frame draw:style-name="gr52" draw:text-style-name="P19" draw:layer="layout" svg:width="2.328cm" svg:height="1.377cm" draw:transform="rotate (-0.182735972683807) translate (1.632cm 10.271cm)">
            <draw:image xlink:href="Pictures/100002010000017F00000163CAADC27E124C6187.png" xlink:type="simple" xlink:show="embed" xlink:actuate="onLoad">
              <text:p/>
            </draw:image>
          </draw:frame>
        </draw:g>
        <draw:g>
          <draw:frame draw:style-name="gr52" draw:text-style-name="P19" draw:layer="layout" svg:width="1.095cm" svg:height="0.649cm" draw:transform="rotate (-0.0493928178314394) translate (9.119cm 22.209cm)">
            <draw:image xlink:href="Pictures/100002010000017F00000163CAADC27E124C6187.png" xlink:type="simple" xlink:show="embed" xlink:actuate="onLoad">
              <text:p/>
            </draw:image>
          </draw:frame>
        </draw:g>
      </draw:page>
      <draw:page draw:name="page14" draw:style-name="dp1" draw:master-page-name="Default">
        <draw:frame draw:style-name="gr24" draw:text-style-name="P19" draw:layer="layout" svg:width="18.989cm" svg:height="18.571cm" svg:x="1.254cm" svg:y="3.159cm">
          <draw:image xlink:href="Pictures/10000000000000E3000000DE1A3D992F76DC20B3.jpg" xlink:type="simple" xlink:show="embed" xlink:actuate="onLoad">
            <text:p/>
          </draw:image>
        </draw:frame>
        <draw:frame draw:style-name="gr53" draw:text-style-name="P19" draw:layer="layout" svg:width="9.008cm" svg:height="5.882cm" svg:x="5.915cm" svg:y="6.928cm">
          <draw:image xlink:href="Pictures/100002010000011E000000D15CA683B1F67E38E5.png" xlink:type="simple" xlink:show="embed" xlink:actuate="onLoad">
            <text:p/>
          </draw:image>
        </draw:frame>
        <draw:custom-shape draw:style-name="gr50" draw:text-style-name="P30" draw:layer="layout" svg:width="8.506cm" svg:height="2.2cm" draw:transform="skewX (0.00767944870877505) rotate (0.0399680398706701) translate (6.67cm 12.24cm)">
          <text:p text:style-name="P10"><text:span text:style-name="T35"><text:s/></text:span><text:span text:style-name="T36">gikuyu</text:span><text:span text:style-name="T35"> </text:span><text:span text:style-name="T37">rap</text:span><text:span text:style-name="T35"> </text:span><text:span text:style-name="T38">king</text:span><text:span text:style-name="T39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9" draw:layer="layout" svg:width="1.996cm" svg:height="1.783cm" draw:transform="skewX (-0.00052359877559838) rotate (-0.759916356318331) translate (3.517cm 8.52cm)">
          <draw:image xlink:href="Pictures/100002010000011E000000D15CA683B1F67E38E5.png" xlink:type="simple" xlink:show="embed" xlink:actuate="onLoad">
            <text:p/>
          </draw:image>
        </draw:frame>
        <draw:frame draw:style-name="gr55" draw:text-style-name="P19" draw:layer="layout" svg:width="1.996cm" svg:height="1.783cm" draw:transform="skewX (-0.000523598775598303) rotate (-3.10703513440031) translate (12.156cm 5.809cm)">
          <draw:image xlink:href="Pictures/100002010000011E000000D15CA683B1F67E38E5.png" xlink:type="simple" xlink:show="embed" xlink:actuate="onLoad">
            <text:p/>
          </draw:image>
        </draw:frame>
      </draw:page>
      <draw:page draw:name="page15" draw:style-name="dp1" draw:master-page-name="Default">
        <draw:custom-shape draw:style-name="gr56" draw:text-style-name="P31" draw:layer="layout" svg:width="16.034cm" svg:height="16.383cm" svg:x="2.651cm" svg:y="3.6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0.574cm" svg:height="1.778cm" svg:x="-0.397cm" svg:y="15.332cm">
          <text:p text:style-name="P10"><text:span text:style-name="T5"><text:s/></text:span><text:span text:style-name="T6">gikuyu</text:span><text:span text:style-name="T5"> </text:span><text:span text:style-name="T7">rap</text:span><text:span text:style-name="T5"> </text:span><text:span text:style-name="T6">king</text:span></text:p>
          <draw:enhanced-geometry svg:viewBox="0 0 21600 21600" draw:type="rectangle" draw:enhanced-path="M 0 0 L 21600 0 21600 21600 0 21600 0 0 Z N"/>
        </draw:custom-shape>
        <draw:g>
          <draw:g>
            <draw:line draw:style-name="gr35" draw:text-style-name="P1" draw:layer="layout" svg:x1="3.615cm" svg:y1="14.524cm" svg:x2="5.345cm" svg:y2="8.682cm">
              <text:p/>
            </draw:line>
            <draw:line draw:style-name="gr35" draw:text-style-name="P1" draw:layer="layout" svg:x1="7.695cm" svg:y1="12.762cm" svg:x2="5.366cm" svg:y2="8.822cm">
              <text:p/>
            </draw:line>
            <draw:line draw:style-name="gr35" draw:text-style-name="P1" draw:layer="layout" svg:x1="7.675cm" svg:y1="12.623cm" svg:x2="9.514cm" svg:y2="8.823cm">
              <text:p/>
            </draw:line>
            <draw:line draw:style-name="gr35" draw:text-style-name="P1" draw:layer="layout" svg:x1="12.203cm" svg:y1="15.686cm" svg:x2="9.514cm" svg:y2="8.823cm">
              <text:p/>
            </draw:line>
            <draw:line draw:style-name="gr57" draw:text-style-name="P1" draw:layer="layout" svg:x1="9.049cm" svg:y1="12.632cm" svg:x2="11.335cm" svg:y2="8.795cm">
              <text:p/>
            </draw:line>
            <draw:line draw:style-name="gr37" draw:text-style-name="P1" draw:layer="layout" svg:x1="10.573cm" svg:y1="11.589cm" svg:x2="10.192cm" svg:y2="10.446cm">
              <text:p/>
            </draw:line>
          </draw:g>
          <draw:g>
            <draw:line draw:style-name="gr58" draw:text-style-name="P12" draw:layer="layout" svg:x1="4.329cm" svg:y1="15.205cm" svg:x2="6.446cm" svg:y2="8.45cm">
              <text:p/>
            </draw:line>
            <draw:line draw:style-name="gr58" draw:text-style-name="P12" draw:layer="layout" svg:x1="9.046cm" svg:y1="12.771cm" svg:x2="6.448cm" svg:y2="8.45cm">
              <text:p/>
            </draw:line>
            <draw:line draw:style-name="gr58" draw:text-style-name="P12" draw:layer="layout" svg:x1="12.986cm" svg:y1="14.39cm" svg:x2="11.386cm" svg:y2="8.949cm">
              <text:p/>
            </draw:line>
          </draw:g>
          <draw:custom-shape draw:style-name="gr59" draw:text-style-name="P13" draw:layer="layout" svg:width="6.35cm" svg:height="2.54cm" svg:x="12.084cm" svg:y="13.849cm">
            <text:p text:style-name="P3"><text:span text:style-name="T8">us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4" draw:layer="layout" svg:width="6.35cm" svg:height="2.54cm" svg:x="4.342cm" svg:y="13.776cm">
            <text:p text:style-name="P3"><text:span text:style-name="T9">uur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5" draw:layer="layout" svg:width="0.762cm" svg:height="0.66cm" svg:x="15.538cm" svg:y="14.141cm">
            <text:p/>
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</draw:custom-shape>
          <draw:custom-shape draw:style-name="gr19" draw:text-style-name="P16" draw:layer="layout" svg:width="0.708cm" svg:height="0.627cm" svg:x="8.939cm" svg:y="14.141cm">
            <text:p/>
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</draw:custom-shape>
        </draw:g>
      </draw:page>
      <draw:page draw:name="page16" draw:style-name="dp1" draw:master-page-name="Default">
        <draw:frame draw:style-name="gr24" draw:text-style-name="P19" draw:layer="layout" svg:width="17.388cm" svg:height="14.212cm" svg:x="2.905cm" svg:y="6.092cm">
          <draw:image xlink:href="Pictures/10000201000001B10000021C4DB979ED854DEECD.png" xlink:type="simple" xlink:show="embed" xlink:actuate="onLoad">
            <text:p/>
          </draw:image>
        </draw:frame>
        <draw:custom-shape draw:style-name="gr11" draw:text-style-name="P32" draw:layer="layout" svg:width="20.574cm" svg:height="1.778cm" svg:x="2.103cm" svg:y="14.732cm">
          <text:p text:style-name="P10"><text:span text:style-name="T40"><text:s/></text:span><text:span text:style-name="T41">gikuyu</text:span><text:span text:style-name="T40"> </text:span><text:span text:style-name="T42">rap</text:span><text:span text:style-name="T40"> </text:span><text:span text:style-name="T41">king</text:span></text:p>
          <draw:enhanced-geometry svg:viewBox="0 0 21600 21600" draw:type="rectangle" draw:enhanced-path="M 0 0 L 21600 0 21600 21600 0 21600 0 0 Z N"/>
        </draw:custom-shape>
        <draw:custom-shape draw:style-name="gr61" draw:text-style-name="P33" draw:layer="layout" svg:width="7.674cm" svg:height="2.105cm" svg:x="4.121cm" svg:y="13.573cm">
          <text:p text:style-name="P3"><text:span text:style-name="T43">mu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4" draw:layer="layout" svg:width="12.243cm" svg:height="2.794cm" svg:x="3.321cm" svg:y="10.525cm">
          <text:p text:style-name="P3"><text:span text:style-name="T44">THABAAR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7" draw:style-name="dp1" draw:master-page-name="Default">
        <draw:custom-shape draw:style-name="gr10" draw:text-style-name="P9" draw:layer="controls" svg:width="30.988cm" svg:height="21.495cm" svg:x="-7.382cm" svg:y="3.889cm">
          <text:p/>
          <draw:enhanced-geometry svg:viewBox="0 0 21600 21600" draw:type="rectangle" draw:enhanced-path="M 0 0 L 21600 0 21600 21600 0 21600 0 0 Z N"/>
        </draw:custom-shape>
        <draw:g>
          <draw:g>
            <draw:line draw:style-name="gr63" draw:text-style-name="P1" draw:layer="controls" svg:x1="-1.699cm" svg:y1="18.016cm" svg:x2="1.719cm" svg:y2="6.742cm">
              <text:p/>
            </draw:line>
            <draw:line draw:style-name="gr63" draw:text-style-name="P1" draw:layer="controls" svg:x1="6.361cm" svg:y1="14.615cm" svg:x2="1.76cm" svg:y2="7.012cm">
              <text:p/>
            </draw:line>
            <draw:line draw:style-name="gr63" draw:text-style-name="P1" draw:layer="controls" svg:x1="6.321cm" svg:y1="14.347cm" svg:x2="10.525cm" svg:y2="6.842cm">
              <text:p/>
            </draw:line>
            <draw:line draw:style-name="gr63" draw:text-style-name="P1" draw:layer="controls" svg:x1="15.266cm" svg:y1="20.258cm" svg:x2="9.954cm" svg:y2="7.014cm">
              <text:p/>
            </draw:line>
            <draw:line draw:style-name="gr64" draw:text-style-name="P1" draw:layer="controls" svg:x1="8.957cm" svg:y1="14.413cm" svg:x2="15.132cm" svg:y2="6.96cm">
              <text:p/>
            </draw:line>
            <draw:line draw:style-name="gr65" draw:text-style-name="P1" draw:layer="controls" svg:x1="12.72cm" svg:y1="13.677cm" svg:x2="10.779cm" svg:y2="9.128cm">
              <text:p/>
            </draw:line>
            <draw:line draw:style-name="gr65" draw:text-style-name="P1" draw:layer="controls" svg:x1="6.588cm" svg:y1="15.224cm" svg:x2="5.98cm" svg:y2="13.329cm">
              <text:p/>
            </draw:line>
          </draw:g>
          <draw:g>
            <draw:line draw:style-name="gr66" draw:text-style-name="P12" draw:layer="controls" svg:x1="1.932cm" svg:y1="17.108cm" svg:x2="4.881cm" svg:y2="6.294cm">
              <text:p/>
            </draw:line>
            <draw:line draw:style-name="gr66" draw:text-style-name="P12" draw:layer="controls" svg:x1="9.763cm" svg:y1="13.7cm" svg:x2="4.441cm" svg:y2="6.08cm">
              <text:p/>
            </draw:line>
            <draw:line draw:style-name="gr66" draw:text-style-name="P12" draw:layer="controls" svg:x1="18.49cm" svg:y1="19.559cm" svg:x2="14.716cm" svg:y2="6.461cm">
              <text:p/>
            </draw:line>
          </draw:g>
          <draw:custom-shape draw:style-name="gr67" draw:text-style-name="P15" draw:layer="controls" svg:width="1.505cm" svg:height="1.274cm" svg:x="14.576cm" svg:y="5.825cm">
            <text:p/>
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</draw:custom-shape>
          <draw:custom-shape draw:style-name="gr68" draw:text-style-name="P16" draw:layer="controls" svg:width="1.4cm" svg:height="1.21cm" svg:x="1.285cm" svg:y="6.325cm">
            <text:p/>
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o" svg:font-family="'Tlwg Typo'" style:font-pitch="fixed"/>
    <style:font-face style:name="FreeMono" svg:font-family="FreeMono" style:font-family-generic="modern" style:font-pitch="fixed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05" draw:display-name="Gradient 205" draw:style="rectangular" draw:cx="50%" draw:cy="50%" draw:start-color="#21409a" draw:end-color="#ffffff" draw:start-intensity="100%" draw:end-intensity="100%" draw:angle="2250" draw:border="0%"/>
    <draw:gradient draw:name="Gradient_20_239" draw:display-name="Gradient 239" draw:style="linear" draw:start-color="#808080" draw:end-color="#111111" draw:start-intensity="100%" draw:end-intensity="100%" draw:angle="63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2T18:07:21.106664338</meta:creation-date>
    <dc:date>2021-02-02T20:54:28.370056717</dc:date>
    <meta:editing-duration>PT2H55M43S</meta:editing-duration>
    <meta:editing-cycles>36</meta:editing-cycles>
    <meta:generator>LibreOffice/6.0.7.3$Linux_X86_64 LibreOffice_project/00m0$Build-3</meta:generator>
    <meta:document-statistic meta:object-count="234"/>
  </office:meta>
</office:document-meta>
</file>